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&lt;table id="T5"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Register Assignment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caption&gt;</text:p>
          </table:table-cell>
        </table:table-row>
        <table:table-row table:style-name="ro1">
          <table:table-cell office:value-type="string" calcext:value-type="string">
            <text:p>&lt;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h&gt;</text:p>
          </table:table-cell>
          <table:table-cell/>
          <table:table-cell office:value-type="string" calcext:value-type="string">
            <text:p>&lt;/th&gt;&lt;th&gt;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&lt;/th&gt;&lt;th&gt;</text:p>
          </table:table-cell>
          <table:table-cell/>
          <table:table-cell office:value-type="string" calcext:value-type="string">
            <text:p>&lt;/th&gt;&lt;/tr&gt;</text:p>
          </table:table-cell>
        </table:table-row>
        <table:table-row table:style-name="ro1">
          <table:table-cell office:value-type="string" calcext:value-type="string">
            <text:p>&lt;/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1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AX84"&gt;[LAX84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2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SER90"&gt;[SER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00" calcext:value-type="float">
            <text:p>6800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7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CUR86"&gt;[CUR86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PDP-1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JAM80"&gt;[JAM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9" calcext:value-type="float">
            <text:p>6809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TAL80"&gt;[TAL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502" calcext:value-type="float">
            <text:p>650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KUN81"&gt;[KUN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OE81"&gt;[LOE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MPE92"&gt;[MPE92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8051" calcext:value-type="float">
            <text:p>805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0,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,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,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,7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PAY90"&gt;[PAY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foot&gt;&lt;tr&gt;&lt;td colspan="8"&gt;</text:p>
          </table:table-cell>
          <table:table-cell office:value-type="string" calcext:value-type="string">
            <text:p>&lt;sup&gt;[1]&lt;/sup&gt;F83. &amp;nbsp; &lt;sup&gt;[2]&lt;/sup&gt;Pygmy Forth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td&gt;&lt;/tr&gt;&lt;/tfoot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6:43:24.858701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8:08:53.833455514</meta:creation-date>
    <dc:date>2022-01-09T16:43:45.375136487</dc:date>
    <meta:editing-duration>PT27M50S</meta:editing-duration>
    <meta:editing-cycles>8</meta:editing-cycles>
    <meta:generator>LibreOffice/6.4.7.2$Linux_X86_64 LibreOffice_project/40$Build-2</meta:generator>
    <meta:document-statistic meta:table-count="1" meta:cell-count="180" meta:object-count="0"/>
  </office:meta>
</office:document-meta>
</file>